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1" officeooo:rsid="00025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§ 313. […] Et en ce qu'il se dormoit li fu avis que devant lui venoit uns serpens grans et merveillous qui li sailloit et le demengoit molt durement : se li ert avis q'il li faisoit plaies el costé senestre, et il se desfendoit molt durement ; mais sa desfense ne li volsist riens, quant un vers petis de povre pooir par samblant li venoit aïdier : et si tost conme li serpens vit venir vers lui le petit vermissel en l'aïde Nascien, il ne l'osa atendre, ains s'en fuoit loins de 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5-20T11:12:24.031737491</meta:creation-date>
    <meta:generator>LibreOffice/4.2.7.2$Linux_X86_64 LibreOffice_project/420m0$Build-2</meta:generator>
    <dc:date>2015-05-20T11:20:03.180928376</dc:date>
    <dc:creator>Gauthier </dc:creator>
    <meta:editing-duration>P0D</meta:editing-duration>
    <meta:editing-cycles>1</meta:editing-cycles>
    <meta:document-statistic meta:table-count="0" meta:image-count="0" meta:object-count="0" meta:page-count="1" meta:paragraph-count="1" meta:word-count="94" meta:character-count="485" meta:non-whitespace-character-count="391"/>
  </office:meta>
</office:document-meta>
</file>